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 style:master-page-name="">
      <style:table-properties style:width="17cm" style:page-number="auto" fo:break-before="auto" fo:break-after="auto" table:align="left" fo:keep-with-next="auto"/>
    </style:style>
    <style:style style:name="Tabela1.A" style:family="table-column">
      <style:table-column-properties style:column-width="3.512cm"/>
    </style:style>
    <style:style style:name="Tabela1.B" style:family="table-column">
      <style:table-column-properties style:column-width="4.025cm"/>
    </style:style>
    <style:style style:name="Tabela1.C" style:family="table-column">
      <style:table-column-properties style:column-width="3.046cm"/>
    </style:style>
    <style:style style:name="Tabela1.D" style:family="table-column">
      <style:table-column-properties style:column-width="2.962cm"/>
    </style:style>
    <style:style style:name="Tabela1.E" style:family="table-column">
      <style:table-column-properties style:column-width="3.455cm"/>
    </style:style>
    <style:style style:name="Tabela1.A1" style:family="table-cell">
      <style:table-cell-properties style:vertical-align="middle" fo:padding-left="0.318cm" fo:padding-right="0.318cm" fo:padding-top="0.212cm" fo:padding-bottom="0.212cm" fo:border="0.05pt solid #000000"/>
    </style:style>
    <style:style style:name="P1" style:family="paragraph" style:parent-style-name="Heading_20_3">
      <style:paragraph-properties fo:margin-left="0cm" fo:margin-right="0cm" fo:margin-top="0cm" fo:margin-bottom="0.212cm" style:contextual-spacing="false" fo:line-height="114%" fo:orphans="2" fo:widows="2" fo:text-indent="0cm" style:auto-text-indent="false" fo:padding="0cm" fo:border="none" fo:keep-with-next="auto"/>
      <style:text-properties fo:color="#1b1c1d" loext:opacity="100%" style:font-name="Google Sans"/>
    </style:style>
    <style:style style:name="P2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3" style:family="paragraph" style:parent-style-name="Heading_20_4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"/>
    </style:style>
    <style:style style:name="P4" style:family="paragraph" style:parent-style-name="Text_20_body" style:master-page-name="">
      <style:paragraph-properties fo:margin-left="0cm" fo:margin-right="0cm" fo:margin-top="0cm" fo:margin-bottom="0.423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5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6" style:family="paragraph" style:parent-style-name="Heading_20_5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"/>
    </style:style>
    <style:style style:name="P7" style:family="paragraph" style:parent-style-name="Text_20_body" style:list-style-name="L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8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9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b1c1d" loext:opacity="100%" style:font-name="Google Sans Text" fo:font-weight="bold" loext:padding="0cm" loext:border="none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 fo:keep-with-next="auto"/>
      <style:text-properties fo:color="#1b1c1d" loext:opacity="100%" style:font-name="Google Sans Text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 fo:keep-with-next="auto"/>
      <style:text-properties fo:color="#1b1c1d" loext:opacity="100%" style:font-name="Google Sans Text" fo:font-weight="bold" loext:padding="0cm" loext:border="none"/>
    </style:style>
    <style:style style:name="P14" style:family="paragraph" style:parent-style-name="Text_20_body" style:list-style-name="L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15" style:family="paragraph" style:parent-style-name="Horizontal_20_Line">
      <style:paragraph-properties fo:margin-top="0cm" fo:margin-bottom="0.423cm" style:contextual-spacing="false" fo:line-height="114%"/>
      <style:text-properties fo:color="#1b1c1d" loext:opacity="100%" style:font-name="Google Sans Text"/>
    </style:style>
    <style:style style:name="P16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"/>
    </style:style>
    <style:style style:name="P17" style:family="paragraph" style:parent-style-name="Text_20_body" style:master-page-name="">
      <style:paragraph-properties fo:margin-left="0cm" fo:margin-right="0cm" fo:margin-top="0cm" fo:margin-bottom="0.247cm" style:contextual-spacing="false" fo:line-height="114%" fo:text-indent="0cm" style:auto-text-indent="false" style:page-number="auto" fo:break-before="auto" fo:break-after="auto" fo:padding="0cm" fo:border="none"/>
      <style:text-properties fo:color="#1b1c1d" loext:opacity="100%" style:font-name="Google Sans Text"/>
    </style:style>
    <style:style style:name="P18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1b1c1d" loext:opacity="100%" style:font-name="Google Sans Text"/>
    </style:style>
    <style:style style:name="P19" style:family="paragraph" style:parent-style-name="Text_20_body" style:list-style-name="L6">
      <style:paragraph-properties fo:margin-top="0cm" fo:margin-bottom="0.423cm" style:contextual-spacing="false" fo:line-height="114%"/>
      <style:text-properties fo:color="#1b1c1d" loext:opacity="100%" style:font-name="Google Sans Text"/>
    </style:style>
    <style:style style:name="T1" style:family="text">
      <style:text-properties fo:font-style="italic" loext:padding="0cm" loext:border="none"/>
    </style:style>
    <style:style style:name="T2" style:family="text">
      <style:text-properties fo:color="#444746" loext:opacity="100%" style:font-name="Google Sans Text" loext:padding="0cm" loext:border="none"/>
    </style:style>
    <style:style style:name="T3" style:family="text">
      <style:text-properties fo:font-weight="bold" loext:padding="0cm" loext:border="none"/>
    </style:style>
    <style:style style:name="T4" style:family="text">
      <style:text-properties fo:color="#1b1c1d" loext:opacity="100%" style:font-name="Google Sans Text" loext:padding="0cm" loext:border="none"/>
    </style:style>
    <style:style style:name="T5" style:family="text">
      <style:text-properties fo:color="#1b1c1d" loext:opacity="100%" style:font-name="Google Sans Text" style:font-name-asian="Google Sans Text" style:font-name-complex="Google Sans Text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model-response-message-contentr_8f2e9e2c93a294d9">
        <text:h text:style-name="P1" text:outline-level="3">Métricas e Metodologia para Avaliação do Módulo de Recuperação (Retriever)</text:h>
        <text:p text:style-name="P2">Em sistemas de Geração Aumentada por Recuperação (RAG), a qualidade da resposta final gerada pelo Modelo de Linguagem (LLM) é diretamente dependente da qualidade do contexto que lhe é fornecido. O módulo <text:span text:style-name="T1">retriever</text:span> (recuperador) é o componente responsável por encontrar e ranquear os trechos de informação (<text:span text:style-name="Source_20_Text"><text:span text:style-name="T2">chunks</text:span></text:span>) mais relevantes da base de conhecimento para responder a uma consulta do usuário.</text:p>
        <text:p text:style-name="P2">Para avaliar objetivamente a eficácia do <text:span text:style-name="T1">retriever</text:span> deste projeto, foi necessário primeiro estabelecer um "gabarito" (dataset de <text:span text:style-name="T1">ground truth</text:span>) e, em seguida, calcular um conjunto de métricas padrão da área de Recuperação de Informação (Information Retrieval - IR).</text:p>
        <text:h text:style-name="P3" text:outline-level="4">1. Metodologia de Coleta de Dados (Criação do Gabarito)</text:h>
        <text:p text:style-name="P4">Para garantir uma comparação justa e objetiva entre a busca vetorial pura e a busca com re-ranking, foi desenvolvida uma metodologia de coleta de dados baseada em julgamento humano.</text:p>
        <text:p text:style-name="P2">O processo foi conduzido por um avaliador humano utilizando a ferramenta de avaliação dedicada, <text:span text:style-name="Source_20_Text"><text:span text:style-name="T2">validate_vector_db.py</text:span></text:span>. O procedimento para construir o gabarito é o seguinte:</text:p>
        <text:list text:style-name="L1">
          <text:list-item>
            <text:p text:style-name="P5"><text:span text:style-name="T3">Execução Comparativa:</text:span> Para cada consulta de teste (ex: "Quais os descontos para pagamento à vista?"), o avaliador executa a busca em ambos os modos disponíveis: "Testar Busca (SÓ Vetorial)" e "Testar Busca (COM Re-Ranking)".</text:p>
          </text:list-item>
          <text:list-item>
            <text:p text:style-name="P5"><text:span text:style-name="T3">Julgamento de Relevância:</text:span> Para cada conjunto de resultados (K=3) retornado, o avaliador realiza dois julgamentos manuais:</text:p>
            <text:list>
              <text:list-item>
                <text:p text:style-name="P5"><text:span text:style-name="T3">Avaliação de Relevância (para Hit Rate e Precisão@K):</text:span> O avaliador utiliza <text:span text:style-name="T1">checkboxes</text:span> para marcar <text:span text:style-name="T1">todos</text:span> os chunks que, em sua opinião, são relevantes ou parcialmente relevantes para responder à pergunta.</text:p>
              </text:list-item>
              <text:list-item>
                <text:p text:style-name="P5"><text:span text:style-name="T3">Avaliação de Ranking (para MRR):</text:span> O avaliador utiliza <text:span text:style-name="T1">radio buttons</text:span> para selecionar o <text:span text:style-name="T1">único e melhor</text:span> chunk que responde de forma mais direta e completa à pergunta. Se nenhum resultado for satisfatório, o avaliador seleciona a opção "Nenhuma (MRR = 0)".</text:p>
              </text:list-item>
            </text:list>
          </text:list-item>
          <text:list-item>
            <text:p text:style-name="P5"><text:span text:style-name="T3">Persistência dos Dados:</text:span> Ao clicar em "Salvar Avaliação", a ferramenta persiste o julgamento humano e os resultados brutos (chunks, scores) nas tabelas <text:span text:style-name="Source_20_Text"><text:span text:style-name="T2">validation_runs</text:span></text:span> e <text:span text:style-name="Source_20_Text"><text:span text:style-name="T2">validation_retrieved_chunks</text:span></text:span> do banco de dados. As métricas (HR, MRR, P@K) são calculadas e salvas automaticamente nesta etapa.</text:p>
          </text:list-item>
        </text:list>
        <text:p text:style-name="P2">Este processo, repetido para um conjunto robusto de consultas, cria o dataset de gabarito que alimenta o dashboard de análise (<text:span text:style-name="Source_20_Text"><text:span text:style-name="T2">validate_evaluation.py</text:span></text:span>).</text:p>
        <text:h text:style-name="P3" text:outline-level="4">2. Definição das Métricas de Avaliação</text:h>
        <text:p text:style-name="P4">As três métricas a seguir foram calculadas para cada rodada de avaliação salva no gabarito:</text:p>
        <text:h text:style-name="P6" text:outline-level="5">2.1. Hit Rate (HR) - Taxa de Acerto</text:h>
        <text:p text:style-name="P2">O Hit Rate, também conhecido como "Taxa de Acerto", é uma métrica binária que mede a capacidade do sistema de encontrar <text:span text:style-name="T1">pelo menos um</text:span> documento relevante dentro dos K resultados retornados.</text:p>
        <text:list text:style-name="L2">
          <text:list-item>
            <text:p text:style-name="P7"><text:span text:style-name="T3">Conceito:</text:span> A métrica responde à pergunta: "O sistema encontrou algo útil?" (Sim/Não). Para uma única consulta, o valor do Hit Rate é <text:span text:style-name="Source_20_Text"><text:span text:style-name="T2">1</text:span></text:span> se pelo menos um dos K resultados for <text:soft-page-break/>relevante, e <text:span text:style-name="Source_20_Text"><text:span text:style-name="T2">0</text:span></text:span> se todos os K resultados forem irrelevantes. O Hit Rate total do sistema é a média desses valores (0 ou 1) em todas as consultas de teste.</text:p>
          </text:list-item>
          <text:list-item>
            <text:p text:style-name="P7"><text:span text:style-name="T3">Aplicação no Projeto:</text:span> O <text:span text:style-name="Source_20_Text"><text:span text:style-name="T2">hit_rate_eval</text:span></text:span> é registrado como <text:span text:style-name="Source_20_Text"><text:span text:style-name="T2">1</text:span></text:span> se o avaliador marcou <text:span text:style-name="T1">pelo menos um checkbox</text:span> de relevância. Caso contrário, é registrado <text:span text:style-name="Source_20_Text"><text:span text:style-name="T2">0</text:span></text:span>.</text:p>
          </text:list-item>
        </text:list>
        <text:h text:style-name="P6" text:outline-level="5">2.2. Mean Reciprocal Rank (MRR)</text:h>
        <text:p text:style-name="P2">O Mean Reciprocal Rank (MRR), ou "Média da Posição Recíproca", é uma métrica que avalia a qualidade do <text:span text:style-name="T1">ranqueamento</text:span> dos resultados, focando exclusivamente na posição (rank) do <text:span text:style-name="T3">primeiro resultado relevante</text:span>.</text:p>
        <text:list text:style-name="L3">
          <text:list-item>
            <text:p text:style-name="P8"><text:span text:style-name="T3">Conceito:</text:span> O MRR responde à pergunta: "O quão rápido o usuário encontra a <text:span text:style-name="T1">primeira</text:span> resposta correta?". O <text:span text:style-name="T1">Reciprocal Rank</text:span> (RR) para uma única consulta é o inverso da posição (<text:span text:style-name="Source_20_Text"><text:span text:style-name="T2">k</text:span></text:span>) do primeiro documento relevante (<text:span text:style-name="Source_20_Text"><text:span text:style-name="T2">1/k</text:span></text:span>). Se o primeiro documento relevante está na 1ª posição, o RR é 1. Se está na 2ª posição, o RR é 1/2 = 0.5. Se nenhum resultado relevante for encontrado, o RR é 0. O MRR é a média aritmética dos valores de RR de todo o conjunto de consultas.</text:p>
          </text:list-item>
          <text:list-item>
            <text:p text:style-name="P8"><text:span text:style-name="T3">Aplicação no Projeto:</text:span> O valor de RR (1.0, 0.5, 0.33, ou 0.0) é determinado pela seleção do <text:span text:style-name="T1">radio button</text:span> que indica a "MELHOR resposta".</text:p>
          </text:list-item>
        </text:list>
        <text:h text:style-name="P6" text:outline-level="5">2.3. Precisão@K (Precision@K)</text:h>
        <text:p text:style-name="P2">A Precisão@K (lê-se "Precisão no corte K") é uma métrica clássica de recuperação de informação que mede a <text:span text:style-name="T1">pureza</text:span> ou <text:span text:style-name="T1">densidade de relevância</text:span> do conjunto de resultados.</text:p>
        <text:list text:style-name="L4">
          <text:list-item>
            <text:p text:style-name="P9"><text:span text:style-name="T3">Conceito:</text:span> A métrica responde à pergunta: "Dos K resultados que o sistema retornou, qual a proporção (ou porcentagem) deles era realmente relevante?". Ela é calculada dividindo-se o número de documentos relevantes encontrados pelo número total de documentos retornados (K). Esta métrica é crucial para RAG, pois uma baixa precisão (ex: 1 acerto em 3 resultados) significa que o sistema está "poluindo" o contexto do LLM com chunks irrelevantes, o que pode degradar a qualidade da resposta final.</text:p>
          </text:list-item>
          <text:list-item>
            <text:p text:style-name="P9"><text:span text:style-name="T3">Aplicação no Projeto:</text:span> A <text:span text:style-name="Source_20_Text"><text:span text:style-name="T2">precision_at_k_eval</text:span></text:span> é calculada contando o <text:span text:style-name="T1">número total de checkboxes marcados</text:span> (<text:span text:style-name="Source_20_Text"><text:span text:style-name="T2">hit_count</text:span></text:span>) e dividindo por K (o número total de chunks exibidos, neste caso, K=3).</text:p>
          </text:list-item>
        </text:list>
        <text:h text:style-name="P3" text:outline-level="4">3. Exemplos Práticos de Cálculo (K=3)</text:h>
        <text:p text:style-name="P4">A tabela a seguir demonstra como as métricas são calculadas simultaneamente com base no julgamento do avaliador para uma consulta, assumindo K=3.</text:p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header-rows>
            <table:table-row>
              <table:table-cell table:style-name="Tabela1.A1" office:value-type="string">
                <text:p text:style-name="P10"><text:span text:style-name="Strong_20_Emphasis"><text:span text:style-name="T4">Cenário</text:span></text:span></text:p>
              </table:table-cell>
              <table:table-cell table:style-name="Tabela1.A1" office:value-type="string">
                <text:p text:style-name="P10"><text:span text:style-name="Strong_20_Emphasis"><text:span text:style-name="T4">Julgamento do Avaliador (Checkboxes e Radio)</text:span></text:span></text:p>
              </table:table-cell>
              <table:table-cell table:style-name="Tabela1.A1" office:value-type="string">
                <text:p text:style-name="P10"><text:span text:style-name="Strong_20_Emphasis"><text:span text:style-name="T4">Cálculo (Hit Rate)</text:span></text:span></text:p>
              </table:table-cell>
              <table:table-cell table:style-name="Tabela1.A1" office:value-type="string">
                <text:p text:style-name="P10"><text:span text:style-name="Strong_20_Emphasis"><text:span text:style-name="T4">Cálculo (MRR)</text:span></text:span></text:p>
              </table:table-cell>
              <table:table-cell table:style-name="Tabela1.A1" office:value-type="string">
                <text:p text:style-name="P10"><text:span text:style-name="Strong_20_Emphasis"><text:span text:style-name="T4">Cálculo (Precisão@K)</text:span></text:span></text:p>
              </table:table-cell>
            </table:table-row>
          </table:table-header-rows>
          <table:table-row>
            <table:table-cell table:style-name="Tabela1.A1" office:value-type="string">
              <text:p text:style-name="P11">Exemplo 1: "Perfeito"</text:p>
            </table:table-cell>
            <table:table-cell table:style-name="Tabela1.A1" office:value-type="string">
              <text:p text:style-name="P12"><text:span text:style-name="T3">Query:</text:span> "O que é transação?"</text:p>
              <text:p text:style-name="P12"><text:span text:style-name="T3">[✓] Chunk 1</text:span> (Define o termo)</text:p>
              <text:p text:style-name="P13">[ ] Chunk 2</text:p>
              <text:p text:style-name="P12"><text:span text:style-name="T3">[✓] Chunk 3</text:span> (Dá um exemplo)</text:p>
              <text:p text:style-name="P12"><text:span text:style-name="T3">(•) Radio:</text:span> Chunk <text:soft-page-break/>1 (Melhor)</text:p>
            </table:table-cell>
            <table:table-cell table:style-name="Tabela1.A1" office:value-type="string">
              <text:p text:style-name="P12">Pelo menos 1 checkbox marcado? <text:span text:style-name="T3">Sim</text:span>.</text:p>
              <text:p text:style-name="P13">HR = 1<text:span text:style-name="T5"/></text:p>
            </table:table-cell>
            <table:table-cell table:style-name="Tabela1.A1" office:value-type="string">
              <text:p text:style-name="P12">Melhor resposta na Posição 1?</text:p>
              <text:p text:style-name="P12"><text:span text:style-name="T3">Sim</text:span>.</text:p>
              <text:p text:style-name="P13">MRR = 1/1 = 1.0<text:span text:style-name="T5"/></text:p>
            </table:table-cell>
            <table:table-cell table:style-name="Tabela1.A1" office:value-type="string">
              <text:p text:style-name="P12">Quantos checkboxes marcados? <text:span text:style-name="T3">Dois</text:span>.</text:p>
              <text:p text:style-name="P13">P@K = 2/3 = 0.66<text:span text:style-name="T5"/></text:p>
            </table:table-cell>
          </table:table-row>
          <table:table-row>
            <table:table-cell table:style-name="Tabela1.A1" office:value-type="string">
              <text:p text:style-name="P11">Exemplo 2: "Bom, mas Mal Ranqueado"</text:p>
            </table:table-cell>
            <table:table-cell table:style-name="Tabela1.A1" office:value-type="string">
              <text:p text:style-name="P12"><text:span text:style-name="T3">Query:</text:span> "Desconto à vista?"</text:p>
              <text:p text:style-name="P12"><text:span text:style-name="T3">[ ] Chunk 1</text:span> (Fala de juros)</text:p>
              <text:p text:style-name="P12"><text:span text:style-name="T3">[ ] Chunk 2</text:span> (Fala de parcelas)</text:p>
              <text:p text:style-name="P12"><text:span text:style-name="T3">[✓] Chunk 3</text:span> (Fala de desconto à vista)</text:p>
              <text:p text:style-name="P12"><text:span text:style-name="T3">(•) Radio:</text:span> Chunk 3 (Melhor)</text:p>
            </table:table-cell>
            <table:table-cell table:style-name="Tabela1.A1" office:value-type="string">
              <text:p text:style-name="P12">Pelo menos 1 checkbox marcado? <text:span text:style-name="T3">Sim</text:span>.</text:p>
              <text:p text:style-name="P13">HR = 1<text:span text:style-name="T5"/></text:p>
            </table:table-cell>
            <table:table-cell table:style-name="Tabela1.A1" office:value-type="string">
              <text:p text:style-name="P12">Melhor resposta na Posição 3?</text:p>
              <text:p text:style-name="P12"><text:span text:style-name="T3">Sim</text:span>.</text:p>
              <text:p text:style-name="P13">MRR = 1/3 = 0.33<text:span text:style-name="T5"/></text:p>
            </table:table-cell>
            <table:table-cell table:style-name="Tabela1.A1" office:value-type="string">
              <text:p text:style-name="P12">Quantos checkboxes marcados? <text:span text:style-name="T3">Um</text:span>.</text:p>
              <text:p text:style-name="P13">P@K = 1/3 = 0.33<text:span text:style-name="T5"/></text:p>
            </table:table-cell>
          </table:table-row>
          <table:table-row>
            <table:table-cell table:style-name="Tabela1.A1" office:value-type="string">
              <text:p text:style-name="P11">Exemplo 3: "Falha Total (Miss)"</text:p>
            </table:table-cell>
            <table:table-cell table:style-name="Tabela1.A1" office:value-type="string">
              <text:p text:style-name="P12"><text:span text:style-name="T3">Query:</text:span> "CNPJ da Procuradoria?"</text:p>
              <text:p text:style-name="P13">[ ] Chunk 1</text:p>
              <text:p text:style-name="P13">[ ] Chunk 2</text:p>
              <text:p text:style-name="P13">[ ] Chunk 3</text:p>
              <text:p text:style-name="P12"><text:span text:style-name="T3">(•) Radio:</text:span> Nenhuma (MRR = 0)</text:p>
            </table:table-cell>
            <table:table-cell table:style-name="Tabela1.A1" office:value-type="string">
              <text:p text:style-name="P12">Pelo menos 1 checkbox marcado? <text:span text:style-name="T3">Não</text:span>.</text:p>
              <text:p text:style-name="P13">HR = 0<text:span text:style-name="T5"/></text:p>
            </table:table-cell>
            <table:table-cell table:style-name="Tabela1.A1" office:value-type="string">
              <text:p text:style-name="P12">"Nenhuma" selecionado?</text:p>
              <text:p text:style-name="P12"><text:span text:style-name="T3">Sim</text:span>.</text:p>
              <text:p text:style-name="P13">MRR = 0.0<text:span text:style-name="T5"/></text:p>
            </table:table-cell>
            <table:table-cell table:style-name="Tabela1.A1" office:value-type="string">
              <text:p text:style-name="P12">Quantos checkboxes marcados? <text:span text:style-name="T3">Zero</text:span>.</text:p>
              <text:p text:style-name="P13">P@K = 0/3 = 0.0<text:span text:style-name="T5"/></text:p>
            </table:table-cell>
          </table:table-row>
        </table:table>
        <text:h text:style-name="P3" text:outline-level="4">Conclusão</text:h>
        <text:p text:style-name="P2">Juntas, essas três métricas fornecem uma visão holística da eficácia do <text:span text:style-name="T1">retriever</text:span>:</text:p>
        <text:list text:style-name="L5">
          <text:list-item>
            <text:p text:style-name="P14"><text:span text:style-name="T3">Hit Rate</text:span> avalia a <text:span text:style-name="T1">confiabilidade</text:span> (se o sistema falha em encontrar algo útil).</text:p>
          </text:list-item>
          <text:list-item>
            <text:p text:style-name="P14"><text:span text:style-name="T3">MRR</text:span> avalia a <text:span text:style-name="T1">eficiência do ranqueamento</text:span> (se o melhor item vem primeiro).</text:p>
          </text:list-item>
          <text:list-item>
            <text:p text:style-name="P14"><text:span text:style-name="T3">Precisão@K</text:span> avalia a <text:span text:style-name="T1">pureza do contexto</text:span> (o quão "limpa" é a informação enviada ao LLM).</text:p>
          </text:list-item>
        </text:list>
        <text:p text:style-name="P15"/>
        <text:h text:style-name="P16" text:outline-level="3">Referências Bibliográficas</text:h>
        <text:p text:style-name="P17">[Hit Rate]</text:p>
        <text:p text:style-name="P18">GAO, Yunfan et al. Retrieval-Augmented Generation for Large Language Models: A Survey. arXiv preprint arXiv:2312.10997, 2023. (Também definido em)</text:p>
        <text:p text:style-name="P18">[MRR - Mean Reciprocal Rank]</text:p>
        <text:p text:style-name="P18">VOORHEES, E. M. The TREC question answering track. Natural Language Engineering, v. 7, n. 4, p. 361-378, 2001. (Referência clássica para MRR em Question Answering).</text:p>
        <text:p text:style-name="P18"><text:soft-page-break/>SPOT INTELLIGENCE. Mean Reciprocal Rank (MRR): How It Works [Complete Guide]. 2024.</text:p>
        <text:p text:style-name="P18">[Precision@K]</text:p>
        <text:p text:style-name="P18">MANNING, Christopher D.; RAGHAVAN, Prabhakar; SCHÜTZE, Hinrich. Introduction to Information Retrieval. Cambridge: Cambridge University Press, 2008. (Considerado o texto canônico da área, define Precisão@K no Capítulo 8).</text:p>
        <text:p text:style-name="P18">RICCI, F.; ROKACH, L.; SHAPIRA, B. (Eds.). Recommender Systems Handbook. 1. ed. Nova Iorque: Springer, 2015. (Define P@K no contexto de sistemas de recomendação, análogo ao RAG).</text:p>
      </text:section>
      <text:list text:style-name="L6">
        <text:list-header>
          <text:p text:style-name="P19"/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8T14:26:36.635405800</meta:creation-date>
    <dc:date>2025-11-08T19:32:11.710474200</dc:date>
    <meta:editing-duration>PT5H5M35S</meta:editing-duration>
    <meta:editing-cycles>3</meta:editing-cycles>
    <meta:generator>LibreOffice/25.8.2.2$Windows_X86_64 LibreOffice_project/d401f2107ccab8f924a8e2df40f573aab7605b6f</meta:generator>
    <meta:document-statistic meta:table-count="1" meta:image-count="0" meta:object-count="0" meta:page-count="4" meta:paragraph-count="87" meta:word-count="1182" meta:character-count="7255" meta:non-whitespace-character-count="6174"/>
  </office:meta>
</office:document-meta>
</file>